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808080" draw:fill="solid" draw:fill-color="#ffff00" draw:opacity="50%" draw:textarea-horizontal-align="justify" draw:textarea-vertical-align="middle" draw:auto-grow-height="false" fo:min-height="6.679cm" fo:min-width="6.782cm" draw:shadow-opacity="50%"/>
    </style:style>
    <style:style style:name="gr2" style:family="graphic" style:parent-style-name="standard">
      <style:graphic-properties svg:stroke-color="#808080" draw:fill="solid" draw:fill-color="#66ff66" draw:opacity="50%" draw:textarea-horizontal-align="justify" draw:textarea-vertical-align="middle" draw:auto-grow-height="false" fo:min-height="6.679cm" fo:min-width="6.782cm" draw:shadow-opacity="50%"/>
    </style:style>
    <style:style style:name="gr3" style:family="graphic" style:parent-style-name="objectwithoutfill">
      <style:graphic-properties draw:stroke="solid" svg:stroke-width="0.1cm" svg:stroke-color="#ff00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  <style:text-properties style:use-window-font-color="true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0066"/>
    </style:style>
    <style:style style:name="P5" style:family="paragraph">
      <style:paragraph-properties fo:text-align="center"/>
      <style:text-properties fo:color="#ff0066"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use-window-font-color="true" fo:font-size="26pt" style:font-size-asian="26pt" style:font-size-complex="26pt"/>
    </style:style>
    <style:style style:name="T3" style:family="text">
      <style:text-properties fo:color="#ff0066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1" draw:layer="layout" svg:width="10.296cm" svg:height="9.799cm" svg:x="5.05cm" svg:y="3.2cm">
          <text:p text:style-name="P1"><text:span text:style-name="T1">Lingüísti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296cm" svg:height="9.799cm" svg:x="13.204cm" svg:y="3.201cm">
          <text:p text:style-name="P2"><text:span text:style-name="T2">Computació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3" draw:layer="layout" svg:x1="13.6cm" svg:y1="14.2cm" svg:x2="14.2cm" svg:y2="8.4cm">
          <text:p/>
        </draw:line>
        <draw:custom-shape draw:style-name="gr4" draw:text-style-name="P3" draw:layer="layout" svg:width="0.4cm" svg:height="0.4cm" svg:x="14cm" svg:y="5.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4.401cm" svg:y="6.40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3.701cm" svg:y="6.60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3.502cm" svg:y="7.402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4.703cm" svg:y="7.40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4.103cm" svg:y="7.40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4.404cm" svg:y="8.1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4.604cm" svg:y="8.70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3.605cm" svg:y="8.1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3.405cm" svg:y="9.00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4.206cm" svg:y="9.306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4.406cm" svg:y="9.90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3.606cm" svg:y="9.707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4.006cm" svg:y="10.40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5" draw:text-style-name="P3" draw:layer="layout" svg:width="0.4cm" svg:height="0.4cm" svg:x="13.606cm" svg:y="9.708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frame draw:style-name="gr6" draw:text-style-name="P5" draw:layer="layout" svg:width="6.645cm" svg:height="2.301cm" svg:x="10.155cm" svg:y="14.299cm">
          <draw:text-box>
            <text:p text:style-name="P4"><text:span text:style-name="T3">Lingüística</text:span></text:p>
            <text:p text:style-name="P4"><text:span text:style-name="T3">Computacional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ynita </meta:initial-creator>
    <meta:creation-date>2016-02-26T15:08:29.644996325</meta:creation-date>
    <dc:date>2016-02-26T15:21:29.076665105</dc:date>
    <dc:creator>reynita </dc:creator>
    <meta:editing-duration>PT13M</meta:editing-duration>
    <meta:editing-cycles>1</meta:editing-cycles>
    <meta:document-statistic meta:object-count="42"/>
    <meta:generator>LibreOffice/4.3.3.2$Linux_X86_64 LibreOffice_project/430m0$Build-2</meta:generator>
  </office:meta>
</office:document-meta>
</file>